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Gnumeric-default">
      <style:table-cell-properties fo:background-color="#ffffff"/>
    </style:style>
    <style:style style:name="ce1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1">
          <table:table-cell table:style-name="ce8" office:value-type="string" calcext:value-type="string">
            <text:p>так. Жизнь без трусов. ))) ты хотел жизнь без трусов перед тем как попасть на филологию. Мать тебе это наколдовала. Отсеяв для тебя всё что для этого неважно. Это так к слову. Колдовство это отсеивание всего что этому мешает. Так. <text:s/>Давай. Этикетки для носков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вижу по этому поводу в своей фаз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мусор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10"/>
        <table:table-column table:style-name="co1" table:number-columns-repeated="1023" table:default-cell-style-name="ce10"/>
        <table:table-row table:style-name="ro1">
          <table:table-cell table:style-name="ce8" office:value-type="string" calcext:value-type="string">
            <text:p>Что я колдую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Что затрагивает эту задачу?</text:p>
          </table:table-cell>
          <table:table-cell table:style-name="ce12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Моя гипотеза, почему этот вопрос важе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у. сор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ты можешь сейчас сделать чтоб сделать себе хорошо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гантели. Покачаться. После этого. хз. Дальше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9" office:value-type="string" calcext:value-type="string">
            <text:p>Примеры сегодняшних коэффициенто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3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 2014м был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х7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на 2020й год (долго не программировал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ак будешь теперь все фантики благодарит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ыбрасывай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ы как инженер юзал то что под рукам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не значит что теперь надо это благодари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ди по списку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3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table:number-columns-repeated="128"/>
          <table:table-cell table:number-columns-repeated="896"/>
        </table:table-row>
        <table:table-row table:style-name="ro2">
          <table:table-cell table:style-name="ce12" office:value-type="string" calcext:value-type="string">
            <text:p>бамажки из кучи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4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1 гатунок блядь. А какой третий? Ложь. Везде лож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аамн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говорит тебе что это за носк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репит их в одну связку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 сандалях буду ходить бляд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его таким создал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ууууууууууусор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й перманентный вред нанесённый мне оно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я юзал его в расстановк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ачем не помню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 плейсхолдер чего-то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е которые я в него вложи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вложии одну роль (важную для вещи), я вторую (важную для меня)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записа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умажка с буквам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адо быть больным на голову чтоб их собира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елай майндмапы. Блин. Здоровее будеш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икакие. Она сделана чтоб её выкинули когда распечатаю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любая вода и оно <text:s/>рассыпется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0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 это повторение делает меня лучш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ез носков никак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2016й год. Судя по дат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а. где-то тогда я начал всё собирать. Пиздец. Ладно. Была проблема. Но она решилась. Спасибо. Досвиданя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БЛАГОДАРНО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имеры благодарност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(предмет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его существовани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он(о) даё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кто мне что либо даё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мне приходит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ех ради ко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ради чего оно создаётся поддерживается и защищаетс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возможно ещё некоторые виды из вопросника самоанализ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сё что было под рукой спасало тебя от безуми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начит безумия не был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голуби тоже едят камешки чтоб кишечник прочистить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 одним отличием. Они его потом высерают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8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укв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ешь могу перевести на китайский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уквы есть букв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ервоноград. Оттуда Андрей. И Олеся. Червоноград блин мне явно важе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даже ГОСТы какие-то удовлетворил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увакииз червонограда знают больше чем ты о юр лицах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шь поехать к ним на этот адрес и заказать тонну носков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ешь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 чём они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гривен по 10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от. А там наверно по 2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уда-назад ехать блин это пиздец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значит надо электросамолёт. Электротранспорт. Червоноград это 50км где-то. Не так уж и далек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… дрон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. да. Блядь. Дро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потому шо ехать 100км ради носков опасно и долг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и да и нет. Есть те кто бы сьездил. Вспомни как ты в Киев ездил ради 200грн чтоб комп починит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э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ремя это херня если человек замотивирова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спомнил как мать тогда мне говорила “на тебе сынок бутерброды, поделишься с работничками”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 этим быдлом блядь. Позорище сук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3 года общения с чокнутой Ирой прежде чем я вернулся оттуда куда меня занесл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ебя не занесло. Ты выбросил всё что создал. А привычка жить хорошо осталас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авай так. Пойдёшь сделаешь ресёрч болезней щас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лад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. отлично. Тогда 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494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камис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жно пройтись по супермаркету и найти 140 000 таких этикеток. С адресами фирм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 даже могу представить этот завод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оторый штампует носки из тряпок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хочешь носки сделаем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давай. Только бесплатно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))) тогда не буду ничего делать. Носки ещё блядь шить нехватало. Покупать станки да? Или того лучше создавать их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 а они небось потратили пару миллионов на этот конвее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к-то ж они начали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икетки это печать. Носки… швея. хз. Ты что цехов не видел? Трубка из тряпки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издец блядь. Что не мусор то проект сука.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, и каждая его часть - это 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 меня этих носков блядь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целая полка. Пар 20 наверно. А ты держешься за рваны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да. Они рвутся. Новые нужны каждый год. Наверно. По крайней мере так думает моя мама. Потому что я из всех носков ношу только рваны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естно. Если б я был адекватен я бы перебрал все носки и не глядя выбросил все которые порван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поношен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ям вот так сразу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ешь одним пунктом их разберу. “рваные старые носки”. Это лучшее отношение которое они заслуживаю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 боже боже. Защищали твои ноги. От грязи. И мозолей. И грели. Мама мама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угу вот во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оски перебери после этого. Ладно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Увидеть, что оно и каждая его часть видит во мн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бумажки с оптовой печати стали для меня с пустого места чем=то особенны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чуть ли не татуировку с их изображением на шею наби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умаю если б не татуировка я б их не хранил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тому что на шее у меня точно такой же мусор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9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10"/>
        <table:table-row table:style-name="ro2">
          <table:table-cell table:style-name="ce17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риколы приколами но смотри. Она глянцева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лумат точне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дел же кто-то это дизайнил.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 том завод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.е. даже на заводе носков в червонограде нужен дизайнер…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)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сделай круги плиз. Твои проекты. Достало что у меня весят незаконченные дел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жешь даже проект начать. “Утилизация”.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10"/>
        <table:table-column table:style-name="co1" table:number-columns-repeated="1023" table:default-cell-style-name="ce10"/>
        <table:table-row table:style-name="ro2">
          <table:table-cell table:style-name="ce16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office:value-type="string" calcext:value-type="string">
            <text:p>носки. С червонограда. Имеют больше денег чем ты. А ты Джузеру ноеш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елай майндмапы и всё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сделать чтоб оно увидело во мне и всех моих частях себ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но побыло личностью хоть секунду в жизн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м этого хватае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хочешь стартанём коллекцию. Можешь их гладить и складывать. Все свои фантики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ак Оля которая собирает дональд даков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Марина в 19 лет собиравшая сахар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правда от этого не изменится. Его СУТЬ не изменится. По этому ты выбираешь только те вещи, СУТИ которых ты хотел бы коллекционироват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баб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украшения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олот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серебр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ещи которые что-то приносят пока лежа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здесь же пока они лежат – в твой мир что-то приносишь ты. А не оно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а что я приношу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ы. Всё что ты хранил только потому что оно приносило энергии на самом деле мотивировало тебя хранить и (вос)создавать майндмап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всё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ок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айндмапы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нцерес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к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3">
          <table:table-cell table:style-name="ce8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2" table:number-columns-repeated="255"/>
          <table:table-cell table:number-columns-repeated="768"/>
        </table:table-row>
        <table:table-row table:style-name="ro4">
          <table:table-cell table:style-name="ce9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у. не такие уж они и пусты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Где-то в мире есть ресёрч по их созданию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Где-то есть электронный файл. И папка с вариантами которые не подошл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чо. прикольно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это всё касается художества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оторое ещё не создано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ут всё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26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10"/>
        <table:table-column table:style-name="co1" table:number-columns-repeated="1023" table:default-cell-style-name="ce10"/>
        <table:table-row table:style-name="ro5">
          <table:table-cell table:style-name="ce14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круги короче делай. И ресёрчи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моя гипотеза что этот вопрос важен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носят носки блядь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иллионы пар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сё быдло Львова небось в них ходит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 носках с того завода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может с разных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гда получится что 10 000 носков тут и там превращаются в миллионы носков по украине. Каждый день. Даже если они по 2 гривны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ри том что они стираются раз в год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50 000 000 человек в Украине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допустим это 50 000 000 пар носков по 2 гривны. Или по 10. <text:s/>рынок выходит 500 000 000 грн в год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е так уж и много учитывая что конвеер может стоить 100 тысяч баксов минимум (2.5 млн грн)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 как они тогда блядь окупаются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аверно купили станок в 90х. И с тех пор штампуют станки. т.е. окупились на 3й год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блядь прикол в том что такой завод в Украине не один. Раз даже Червоноград блядь завод имеет…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ера себ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что все кредитов набрали чишо? Лизинг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или взяли бушный станок за 20 тыс. Долларов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гуглил бы по чём станки шьющие носки но мне поху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гу погугл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4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реша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говорит что за фирма. Контакты и т..п. и задаёт “стиль” (носки одинаковые но под разными фантиками продаются, для людей разной аудитории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может это вообще носки с Китая. С заказной этикетко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а в Червонограде их просто перезаказывают. Посредники типа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1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8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В 2016м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2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Что ЭТА ПРОБЛЕМА колдует?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меня. Человека докапывающегося до правды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33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10"/>
        <table:table-column table:style-name="co1" table:number-columns-repeated="1023" table:default-cell-style-name="ce10"/>
        <table:table-row table:style-name="ro2">
          <table:table-cell table:style-name="ce8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9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table:number-columns-repeated="256"/>
          <table:table-cell table:number-columns-repeated="768"/>
        </table:table-row>
        <table:table-row table:style-name="ro2">
          <table:table-cell table:style-name="ce12" office:value-type="string" calcext:value-type="string">
            <text:p>так. Вопрос возник только один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китайские ли это носки с украинским дизайном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отому что если нет то отгда окупаемость покупки станков пару лет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пару лет работать в минус чтоб окупить стоимость завода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либо китай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дно из двух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это не то чтоб я купил станок за 2000 грн и начал шить носк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хотя хз. Я не в курсе. Надо погуглить короче. Наверно есть какой-то круг. Примитивный. По шитью носков. Пачками. Покупаются рулоны ткани. Сшиваются. Режутся. Хуй его знае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прос один. 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они как-то создали вещь которую выгодно продавать по 10 гривен. Или 20 или сколько там оно стоит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тоннами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я думаю это посредники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но всё ж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спомни Джузера. Который тоже был готов тебе слать текстиль. Постель. Типа продавай. То Индия. А это Китай. Не знаю. Вопрос один. Наверно не стоит дальше это гуглить. А то начнёшь блядь ещё носки идзайнить. Просто выбрасывай рваные.</text:p>
          </table:table-cell>
          <table:table-cell table:style-name="ce12" table:number-columns-repeated="255"/>
          <table:table-cell table:number-columns-repeated="768"/>
        </table:table-row>
        <table:table-row table:style-name="ro2">
          <table:table-cell table:style-name="ce12" office:value-type="string" calcext:value-type="string">
            <text:p>вообще не знаю. Хочешь пиши. Гугли. Без интернета я не знаю о чём говорить.</text:p>
          </table:table-cell>
          <table:table-cell table:style-name="ce12" table:number-columns-repeated="255"/>
          <table:table-cell table:number-columns-repeated="768"/>
        </table:table-row>
        <table:table-row table:style-name="ro2" table:number-rows-repeated="65515">
          <table:table-cell table:style-name="ce1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3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может даже в музей эту вещь дать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9" office:value-type="string" calcext:value-type="string">
            <text:p>а так хоть отобью вложенные деньги.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1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10"/>
        <table:table-row table:style-name="ro2">
          <table:table-cell table:style-name="ce12" office:value-type="string" calcext:value-type="string">
            <text:p>Пока что я тут ничего писать не буду потому что время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 этому не знаю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2" table:number-columns-repeated="127"/>
          <table:table-cell table:number-columns-repeated="896"/>
        </table:table-row>
        <table:table-row table:style-name="ro2">
          <table:table-cell table:style-name="ce1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2" table:number-columns-repeated="127"/>
          <table:table-cell table:number-columns-repeated="896"/>
        </table:table-row>
        <table:table-row table:style-name="ro2" table:number-rows-repeated="122">
          <table:table-cell table:style-name="ce1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08:54:01.838626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</meta:editing-cycles>
    <meta:editing-duration>PT50M24S</meta:editing-duration>
    <meta:generator>LibreOffice/6.0.7.3$Linux_X86_64 LibreOffice_project/00m0$Build-3</meta:generator>
    <dc:title>Стандартный Вопросник</dc:title>
    <meta:creation-date>2020-04-22T08:54:09.925234006</meta:creation-date>
    <dc:date>2020-04-22T09:44:34.209765267</dc:date>
    <meta:document-statistic meta:table-count="37" meta:cell-count="248" meta:object-count="0"/>
    <meta:template xlink:type="simple" xlink:actuate="onRequest" xlink:title="Стандартный Вопросник" xlink:href="../../../../../Templates/Стандартный%20Вопросник.ots" meta:date="2020-04-22T08:54:04.057587650"/>
  </office:meta>
</office:document-meta>
</file>